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548cm" fo:min-width="5.398cm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2.728cm" fo:min-width="9.078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2.548cm" fo:min-width="9.09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ccff00" draw:textarea-horizontal-align="justify" draw:textarea-vertical-align="middle" draw:auto-grow-height="false" fo:min-height="2.5cm" fo:min-width="4.8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solid" draw:fill-color="#ffff99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ff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3.1cm" svg:x="21.6cm" svg:y="2.2cm">
          <text:p text:style-name="P1"><text:span text:style-name="T1">.gr</text:span></text:p>
          <text:p text:style-name="P1"><text:span text:style-name="T2">περιοχή 1ου επιπέδ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2cm" svg:height="3.1cm" svg:x="15.9cm" svg:y="7cm">
          <text:p text:style-name="P1"><text:span text:style-name="T1">ntua.gr</text:span></text:p>
          <text:p text:style-name="P1"><text:span text:style-name="T2">περιοχή 2ου επιπέδ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2cm" svg:height="3.1cm" svg:x="9.3cm" svg:y="11.4cm">
          <text:p text:style-name="P1"><text:span text:style-name="T1">tc.ntua.gr</text:span></text:p>
          <text:p text:style-name="P1"><text:span text:style-name="T2">περιοχή 3ου επιπέδο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9cm" svg:height="3.3cm" svg:x="1.4cm" svg:y="16.2cm">
          <text:p text:style-name="P1"><text:span text:style-name="T1">apollo.tc.ntua.gr</text:span></text:p>
          <text:p text:style-name="P1"><text:span text:style-name="T2">Υπολογιστής (host) στο 3ο επίπεδ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9cm" svg:height="3.1cm" svg:x="18.1cm" svg:y="11.4cm">
          <text:p text:style-name="P1"><text:span text:style-name="T1">pegasus.ntua.gr</text:span></text:p>
          <text:p text:style-name="P1"><text:span text:style-name="T2">Υπολογιστής (host) στο 2ο επίπεδ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3.3cm" svg:y1="5.3cm" svg:x2="19.4cm" svg:y2="7cm">
          <text:p/>
        </draw:line>
        <draw:line draw:style-name="gr4" draw:text-style-name="P4" draw:layer="layout" svg:x1="18.5cm" svg:y1="10.1cm" svg:x2="12.8cm" svg:y2="11.4cm">
          <text:p/>
        </draw:line>
        <draw:line draw:style-name="gr4" draw:text-style-name="P4" draw:layer="layout" svg:x1="20cm" svg:y1="10.1cm" svg:x2="23.8cm" svg:y2="11.4cm">
          <text:p/>
        </draw:line>
        <draw:line draw:style-name="gr4" draw:text-style-name="P4" draw:layer="layout" svg:x1="11.5cm" svg:y1="14.5cm" svg:x2="6.8cm" svg:y2="16.2cm">
          <text:p/>
        </draw:line>
        <draw:custom-shape draw:style-name="gr5" draw:text-style-name="P5" draw:layer="layout" svg:width="5.3cm" svg:height="4.4cm" svg:x="8.2cm" svg:y="6.3cm">
          <text:p text:style-name="P1">Εξυπηρετητής</text:p>
          <text:p text:style-name="P1">DNS</text:p>
          <text:p text:style-name="P1">Ζώνη ntua.g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13.5cm" svg:y1="8.9cm" svg:x2="15.9cm" svg:y2="8.9cm">
          <text:p/>
        </draw:line>
        <draw:custom-shape draw:style-name="gr5" draw:text-style-name="P5" draw:layer="layout" svg:width="5.3cm" svg:height="4.4cm" svg:x="14.3cm" svg:y="15.4cm">
          <text:p text:style-name="P1">Εξυπηρετητής</text:p>
          <text:p text:style-name="P1">DNS</text:p>
          <text:p text:style-name="P1">Ζώνη tc.ntua.g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14.4cm" svg:y1="16cm" svg:x2="13.4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2:49:52.409000000</meta:creation-date>
    <dc:date>2017-02-22T23:14:50.546000000</dc:date>
    <meta:editing-duration>PT14M25S</meta:editing-duration>
    <meta:editing-cycles>3</meta:editing-cycles>
    <meta:generator>LibreOffice/5.2.3.3$Windows_x86 LibreOffice_project/d54a8868f08a7b39642414cf2c8ef2f228f780cf</meta:generator>
    <meta:document-statistic meta:object-count="13"/>
  </office:meta>
</office:document-meta>
</file>